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RW Gothic" fo:font-size="12pt" fo:font-weight="normal" officeooo:rsid="00a88b8d" officeooo:paragraph-rsid="00a88b8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URW Gothic" fo:font-size="12pt" fo:font-weight="normal" officeooo:rsid="00a51ee7" officeooo:paragraph-rsid="00a337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RW Gothic" fo:font-size="12pt" fo:font-weight="normal" officeooo:rsid="00a98ccc" officeooo:paragraph-rsid="00a98c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RW Gothic" fo:font-size="12pt" fo:font-weight="normal" officeooo:rsid="00ac83b8" officeooo:paragraph-rsid="00ac051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RW Gothic" fo:font-size="12pt" fo:font-weight="normal" officeooo:rsid="00ae9d55" officeooo:paragraph-rsid="00ae9d5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URW Gothic" fo:font-size="12pt" fo:font-weight="normal" officeooo:rsid="009cafef" officeooo:paragraph-rsid="009cafe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RW Gothic" fo:font-size="12pt" fo:font-weight="bold" officeooo:rsid="00a88b8d" officeooo:paragraph-rsid="00a88b8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RW Gothic" fo:font-size="12pt" fo:font-weight="bold" officeooo:rsid="00a98ccc" officeooo:paragraph-rsid="00a98cc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RW Gothic" fo:font-size="12pt" fo:font-weight="bold" officeooo:rsid="00ae9d55" officeooo:paragraph-rsid="00ae9d5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a88b8d" officeooo:paragraph-rsid="00a88b8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ac0519" officeooo:paragraph-rsid="00ac051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ac0519"/>
    </style:style>
    <style:style style:name="P13" style:family="paragraph" style:parent-style-name="Standard">
      <style:paragraph-properties fo:text-align="justify" style:justify-single-word="false"/>
      <style:text-properties officeooo:paragraph-rsid="00a98ccc"/>
    </style:style>
    <style:style style:name="P14" style:family="paragraph" style:parent-style-name="Standard">
      <style:paragraph-properties fo:text-align="justify" style:justify-single-word="false"/>
      <style:text-properties officeooo:paragraph-rsid="00a33727"/>
    </style:style>
    <style:style style:name="P15" style:family="paragraph" style:parent-style-name="Standard">
      <style:paragraph-properties fo:text-align="justify" style:justify-single-word="false"/>
      <style:text-properties officeooo:paragraph-rsid="00ae9d55"/>
    </style:style>
    <style:style style:name="P16" style:family="paragraph" style:parent-style-name="Standard">
      <style:paragraph-properties fo:text-align="justify" style:justify-single-word="false"/>
      <style:text-properties style:font-name="URW Gothic" fo:font-size="12pt" fo:font-weight="normal" officeooo:rsid="00a88b8d" officeooo:paragraph-rsid="00a88b8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RW Gothic" fo:font-size="16pt" fo:font-weight="bold" officeooo:rsid="00b69a4d" officeooo:paragraph-rsid="00b69a4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RW Gothic" fo:font-size="16pt" fo:font-weight="bold" officeooo:rsid="00b69a4d" officeooo:paragraph-rsid="00b69a4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rsid="00b69a4d" officeooo:paragraph-rsid="00b69a4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b69a4d" officeooo:paragraph-rsid="00b69a4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ac83b8" officeooo:paragraph-rsid="00ac83b8"/>
    </style:style>
    <style:style style:name="T1" style:family="text">
      <style:text-properties style:font-name="URW Gothic"/>
    </style:style>
    <style:style style:name="T2" style:family="text">
      <style:text-properties style:font-name="URW Gothic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URW Gothic" fo:font-size="12pt" fo:font-weight="normal" officeooo:rsid="00a33727" style:font-size-asian="12pt" style:font-weight-asian="normal" style:font-size-complex="12pt" style:font-weight-complex="normal"/>
    </style:style>
    <style:style style:name="T4" style:family="text">
      <style:text-properties style:font-name="URW Gothic" fo:font-size="12pt" fo:font-weight="normal" officeooo:rsid="00a3e1be" style:font-size-asian="12pt" style:font-weight-asian="normal" style:font-size-complex="12pt" style:font-weight-complex="normal"/>
    </style:style>
    <style:style style:name="T5" style:family="text">
      <style:text-properties style:font-name="URW Gothic" fo:font-size="12pt" fo:font-weight="normal" officeooo:rsid="00a51ee7" style:font-size-asian="12pt" style:font-weight-asian="normal" style:font-size-complex="12pt" style:font-weight-complex="normal"/>
    </style:style>
    <style:style style:name="T6" style:family="text">
      <style:text-properties style:font-name="URW Gothic" fo:font-size="12pt" fo:font-weight="normal" officeooo:rsid="00a98ccc" style:font-size-asian="12pt" style:font-weight-asian="normal" style:font-size-complex="12pt" style:font-weight-complex="normal"/>
    </style:style>
    <style:style style:name="T7" style:family="text">
      <style:text-properties style:font-name="URW Gothic" fo:font-size="12pt" fo:font-weight="normal" officeooo:rsid="00aabede" style:font-size-asian="12pt" style:font-weight-asian="normal" style:font-size-complex="12pt" style:font-weight-complex="normal"/>
    </style:style>
    <style:style style:name="T8" style:family="text">
      <style:text-properties style:font-name="URW Gothic" fo:font-size="12pt" fo:font-weight="normal" officeooo:rsid="00ac83b8" style:font-size-asian="12pt" style:font-weight-asian="normal" style:font-size-complex="12pt" style:font-weight-complex="normal"/>
    </style:style>
    <style:style style:name="T9" style:family="text">
      <style:text-properties style:font-name="URW Gothic" fo:font-size="12pt" fo:font-weight="normal" officeooo:rsid="00ac0519" style:font-size-asian="12pt" style:font-weight-asian="normal" style:font-size-complex="12pt" style:font-weight-complex="normal"/>
    </style:style>
    <style:style style:name="T10" style:family="text">
      <style:text-properties style:font-name="URW Gothic" fo:font-size="12pt" fo:font-weight="normal" officeooo:rsid="00acac06" style:font-size-asian="12pt" style:font-weight-asian="normal" style:font-size-complex="12pt" style:font-weight-complex="normal"/>
    </style:style>
    <style:style style:name="T11" style:family="text">
      <style:text-properties style:font-name="URW Gothic" fo:font-size="12pt" fo:font-weight="normal" officeooo:rsid="00ae9d55" style:font-size-asian="12pt" style:font-weight-asian="normal" style:font-size-complex="12pt" style:font-weight-complex="normal"/>
    </style:style>
    <style:style style:name="T12" style:family="text">
      <style:text-properties style:font-name="URW Gothic" fo:font-size="12pt" fo:font-weight="normal" officeooo:rsid="00af5f16" style:font-size-asian="12pt" style:font-weight-asian="normal" style:font-size-complex="12pt" style:font-weight-complex="normal"/>
    </style:style>
    <style:style style:name="T13" style:family="text">
      <style:text-properties style:font-name="URW Gothic" fo:font-size="12pt" fo:font-weight="normal" officeooo:rsid="00b69a4d" style:font-size-asian="12pt" style:font-weight-asian="normal" style:font-size-complex="12pt" style:font-weight-complex="normal"/>
    </style:style>
    <style:style style:name="T14" style:family="text">
      <style:text-properties style:font-name="URW Gothic" fo:font-size="12pt" style:font-size-asian="12pt" style:font-size-complex="12pt"/>
    </style:style>
    <style:style style:name="T15" style:family="text">
      <style:text-properties style:font-name="URW Gothic" fo:font-size="12pt" officeooo:rsid="00a51ee7" style:font-size-asian="12pt" style:font-size-complex="12pt"/>
    </style:style>
    <style:style style:name="T16" style:family="text">
      <style:text-properties style:font-name="URW Gothic" fo:font-size="12pt" officeooo:rsid="00ae9d55" style:font-size-asian="12pt" style:font-size-complex="12pt"/>
    </style:style>
    <style:style style:name="T17" style:family="text">
      <style:text-properties style:font-name="URW Gothic" fo:font-size="12pt" fo:font-weight="bold" officeooo:rsid="00b69a4d" style:font-size-asian="12pt" style:font-weight-asian="bold" style:font-size-complex="12pt" style:font-weight-complex="bold"/>
    </style:style>
    <style:style style:name="T18" style:family="text">
      <style:text-properties style:font-name="URW Gothic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URW Gothic" fo:font-size="20pt" fo:font-weight="normal" officeooo:rsid="00b26379" style:font-size-asian="20pt" style:font-weight-asian="normal" style:font-size-complex="20pt" style:font-weight-complex="normal"/>
    </style:style>
    <style:style style:name="T20" style:family="text">
      <style:text-properties style:font-name="URW Gothic" fo:font-size="20pt" fo:font-weight="normal" officeooo:rsid="001c41d0" style:font-size-asian="20pt" style:font-weight-asian="normal" style:font-size-complex="20pt" style:font-weight-complex="normal"/>
    </style:style>
    <style:style style:name="T21" style:family="text">
      <style:text-properties style:font-name="URW Gothic" fo:font-size="20pt" style:font-size-asian="20pt" style:font-size-complex="20pt"/>
    </style:style>
    <style:style style:name="T22" style:family="text">
      <style:text-properties style:font-name="URW Gothic" fo:font-size="20pt" officeooo:rsid="001c41d0" style:font-size-asian="20pt" style:font-size-complex="20pt"/>
    </style:style>
    <style:style style:name="T23" style:family="text">
      <style:text-properties style:font-name="URW Gothic" officeooo:rsid="001c41d0"/>
    </style:style>
    <style:style style:name="T24" style:family="text">
      <style:text-properties officeooo:rsid="00a98ccc"/>
    </style:style>
    <style:style style:name="T25" style:family="text">
      <style:text-properties fo:color="#000000" loext:opacity="100%" style:font-name="URW Gothic" fo:font-size="12pt" fo:font-weight="bold" officeooo:rsid="00ac83b8" style:font-size-asian="12pt" style:font-weight-asian="bold" style:font-size-complex="12pt" style:font-weight-complex="bold"/>
    </style:style>
    <style:style style:name="T26" style:family="text">
      <style:text-properties officeooo:rsid="00ae9d55"/>
    </style:style>
    <style:style style:name="T27" style:family="text">
      <style:text-properties officeooo:rsid="00b69a4d"/>
    </style:style>
    <style:style style:name="T28" style:family="text">
      <style:text-properties fo:font-weight="bold" officeooo:rsid="00b69a4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3">G</text:span><text:span text:style-name="T1">ENESYS PETSHOP 1.0</text:span></text:p>
      <text:p text:style-name="P17">TERMOS DE USO E LICENÇA</text:p>
      <text:p text:style-name="P18"/>
      <text:p text:style-name="P18"/>
      <text:p text:style-name="P9">1 - LICENÇA</text:p>
      <text:p text:style-name="P15"><text:span text:style-name="T11"><text:tab/>QUANTAS CÓPIAS DO SISTEMA POSSO UTILIZAR COM 01 LICENÇA? APENAS 01 CÓPIA, OU SEJA, CADA CÓPIA DO SISTEMA IRÁ POSSUIR A SUA PRÓPRIA LICENÇA. UTILIZAR A MESMA LICENÇA DO SISTEMA EM MAIS DE UM SISTEMA OPERACIONAL, SERÁ CONSIDERADO QUEBRA DOS TERMOS DE USO</text:span><text:span text:style-name="T12">,</text:span><text:span text:style-name="T11"> E PODERÁ OCASIONAR EM BLOQUEIO DA LICENÇA AUTOMATICAMENTE EM UM DOS DISPOSITIVOS.</text:span></text:p>
      <text:p text:style-name="P5"/>
      <text:p text:style-name="P5"/>
      <text:p text:style-name="P7"><text:span text:style-name="T26">2</text:span> - USO</text:p>
      <text:p text:style-name="P14"><text:span text:style-name="T6"><text:tab/></text:span><text:span text:style-name="T3">FICA EXPRESSAMENTE PROIBIDO </text:span><text:span text:style-name="T4">REVENDER O SISTEMA, REDISTRIBUIR OU QUALQUER COISA QUE LEVE A UTILIZAÇÃO DO SISTEMA SEM AS DEVIDAS LICENÇAS DE USO, COMO POR EXEMPLO DISPONIBILIZÁ-LO EM SITES DE DOWNLOAD.</text:span><text:span text:style-name="T5"> A GARANTIA DO BOM FUNCIONAMENTO SISTEMA IRÁ DEPENDER DO BOM FUNCIONAMENTO DO HARDWARE E SOFTWARE DO CLIENTE, O MAU USO DO SISTEMA OCASIONARÁ PERDA DE GARANTIA</text:span><text:span text:style-name="T10"> E DADOS DO BANCO DE DADOS</text:span><text:span text:style-name="T5">.</text:span></text:p>
      <text:p text:style-name="P2"/>
      <text:p text:style-name="P2"/>
      <text:p text:style-name="P10"><text:span text:style-name="T16">3</text:span><text:span text:style-name="T14"> - </text:span><text:span text:style-name="T15">S</text:span><text:span text:style-name="T14">UPORTE</text:span></text:p>
      <text:p text:style-name="P1"><text:span text:style-name="T24"><text:tab/></text:span>O CANAL DE SUPORTE OFICIAL DO SISTEMA PODE SER ACESSADO EM: <text:span text:style-name="T28">WWW.TAIMBER.COM</text:span>, <text:span text:style-name="T24">O SUPORTE NÃO CONTEMPLA ACESSO REMOTO A MÁQUINA DO CLIENTE.</text:span></text:p>
      <text:p text:style-name="P1"/>
      <text:p text:style-name="P1"/>
      <text:p text:style-name="P8"><text:span text:style-name="T26">4</text:span> - GARANTIAS</text:p>
      <text:p text:style-name="P13"><text:span text:style-name="T6"><text:tab/>O SISTEMA SE FOR BEM UTILIZADO, TEM O SEU FUNCIONAMENTO CORRETO COM PRECISÃO </text:span><text:span text:style-name="T7">NO </text:span><text:span text:style-name="T6">PROCESSAMENTO </text:span><text:span text:style-name="T7">DOS</text:span><text:span text:style-name="T6"> DADOS, EM CASO DE ALGUMA EVENTUAL FALHA OU BUG, AS ATUALIZAÇÕES SERÃO LANÇADAS GRATUITAMENTE EM: </text:span><text:span text:style-name="T17">WWW.TAIMBER.COM</text:span><text:span text:style-name="T6">.</text:span></text:p>
      <text:p text:style-name="P3"/>
      <text:p text:style-name="P3"/>
      <text:p text:style-name="P11"><text:span text:style-name="T16">5 </text:span><text:span text:style-name="T14">- BACKUPS</text:span></text:p>
      <text:p text:style-name="P12"><text:span text:style-name="T9"><text:tab/>É DA RESPONSABILIDADE DO CLIENTE REALIZAR OS BACKUPS PERIÓDICOS </text:span><text:span text:style-name="T8"><text:s/>DOS SEUS DADOS, PARA REALIZAR O BACKUP BASTA COPIAR A PASTA DE INSTALAÇÃO DO SISTEMA PARA ONDE O CLIENTE DESEJAR, E PARA QUE ISTO SEJA FEITO COM GARANTIA É NECESSÁRIO ESTAR </text:span><text:span text:style-name="T25">COM O SISTEMA FECHADO</text:span><text:span text:style-name="T8">. O BANCO DE DADOS DO SISTEMA ESTÁ DENTRO DA PRÓPRIA PASTA DE INSTALAÇÃO DO SISTEMA, E NÃO NA NUVEM.</text:span></text:p>
      <text:p text:style-name="P4"/>
      <text:p text:style-name="P21"><text:span text:style-name="T2">SE O CLIENTE EXCLUIR A PASTA DE INSTALAÇÃO DO SISTEMA, O BANCO DE DADOS TAMBÉM SERÁ EXCLUÍDO, POR TANTO É PRECISO CAUTELA AO REALIZAR O BACKUP.</text:span></text:p>
      <text:p text:style-name="P21"><text:span text:style-name="T2"/></text:p>
      <text:p text:style-name="P19"><text:soft-page-break/><text:span text:style-name="T2">DESENVOLVEDOR – TAIMBER SOFTWARE</text:span></text:p>
      <text:p text:style-name="P19"><text:span text:style-name="T2">WWW.TAIMBER.CO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06T12:28:16.138941012</meta:creation-date>
    <dc:date>2022-10-13T11:16:49.104000000</dc:date>
    <meta:editing-duration>PT8H39M31S</meta:editing-duration>
    <meta:editing-cycles>149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15" meta:word-count="287" meta:character-count="1716" meta:non-whitespace-character-count="1437"/>
  </office:meta>
</office:document-meta>
</file>